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4e1b30" officeooo:paragraph-rsid="004e1b30"/>
    </style:style>
    <style:style style:name="P2" style:family="paragraph" style:parent-style-name="Text_20_body">
      <style:text-properties officeooo:rsid="0050a72a" officeooo:paragraph-rsid="0050a72a"/>
    </style:style>
    <style:style style:name="P3" style:family="paragraph" style:parent-style-name="Text_20_body">
      <style:text-properties officeooo:rsid="00515c85" officeooo:paragraph-rsid="00515c85"/>
    </style:style>
    <style:style style:name="P4" style:family="paragraph" style:parent-style-name="Text_20_body">
      <style:text-properties officeooo:rsid="00518acf" officeooo:paragraph-rsid="00518acf"/>
    </style:style>
    <style:style style:name="P5" style:family="paragraph" style:parent-style-name="Text_20_body">
      <style:text-properties officeooo:rsid="0052d865" officeooo:paragraph-rsid="0052d865"/>
    </style:style>
    <style:style style:name="P6" style:family="paragraph" style:parent-style-name="Text_20_body">
      <style:text-properties officeooo:rsid="0052f0b1" officeooo:paragraph-rsid="0052f0b1"/>
    </style:style>
    <style:style style:name="P7" style:family="paragraph" style:parent-style-name="Standard">
      <style:text-properties fo:color="#000000" style:font-name="Droid Sans Mono" fo:font-size="10.5pt" fo:font-weight="normal" officeooo:rsid="0050a72a" officeooo:paragraph-rsid="0050a72a" fo:background-color="transparent"/>
    </style:style>
    <style:style style:name="P8" style:family="paragraph" style:parent-style-name="Text_20_body">
      <style:text-properties officeooo:rsid="00592c20" officeooo:paragraph-rsid="00592c20"/>
    </style:style>
    <style:style style:name="P9" style:family="paragraph" style:parent-style-name="Heading_20_2">
      <style:text-properties officeooo:paragraph-rsid="0020d06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8ff79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4fd8f9"/>
    </style:style>
    <style:style style:name="T5" style:family="text">
      <style:text-properties officeooo:rsid="00518acf"/>
    </style:style>
    <style:style style:name="T6" style:family="text">
      <style:text-properties officeooo:rsid="0057137d"/>
    </style:style>
    <style:style style:name="T7" style:family="text">
      <style:text-properties officeooo:rsid="0058ff79"/>
    </style:style>
    <style:style style:name="T8" style:family="text">
      <style:text-properties officeooo:rsid="00592c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6">6</text:span> : <text:span text:style-name="T4">Pipeline</text:span></text:h>
      <text:h text:style-name="P9" text:outline-level="2"/>
      <text:p text:style-name="P8">Ce projet utilise le projet Java du TP4</text:p>
      <text:h text:style-name="Heading_20_2" text:outline-level="2"><text:span text:style-name="T6">6.1 </text:span>Tests d’intégration</text:h>
      <text:p text:style-name="P3">Définir un nouveau <text:span text:style-name="T3">sourceSet</text:span> src/integration-test/java</text:p>
      <text:p text:style-name="P4"><text:span text:style-name="T8">Y déplacer </text:span><text:s/><text:span text:style-name="T8">la classe de test DocumentRepositoryTest.java </text:span>et s’assurer que les tests d’intégration s’exécutent lors de <text:span text:style-name="T1">gradle check</text:span></text:p>
      <text:h text:style-name="Heading_20_2" text:outline-level="2"><text:span text:style-name="T6">6.2 </text:span>Analyse de Code <text:span text:style-name="T5">avec Sonar</text:span></text:h>
      <text:p text:style-name="P5">Installer Sonar <text:span text:style-name="T8">ou démarrer le par docker</text:span></text:p>
      <text:p text:style-name="P5">Appliquer le<text:span text:style-name="T8">s</text:span> plugin Sonar <text:span text:style-name="T8">et jacocco</text:span> et configurer le projet</text:p>
      <text:h text:style-name="Heading_20_2" text:outline-level="2"><text:span text:style-name="T6">6.3 </text:span>Intégration Jenkins</text:h>
      <text:p text:style-name="P6">Installer Jenkins puis le plugin Gradle, <text:span text:style-name="T7">mettre en place une pipeline en s’inspirant du fichier </text:span><text:span text:style-name="T2">Jenkinsfile</text:span><text:span text:style-name="T7"> fourni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1-19T21:20:16.134033954</dc:date>
    <meta:editing-duration>P1DT23H48M29S</meta:editing-duration>
    <meta:editing-cycles>76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80" meta:character-count="530" meta:non-whitespace-character-count="459"/>
  </office:meta>
</office:document-meta>
</file>